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693cm"/>
    </style:style>
    <style:style style:name="Tabella1.G" style:family="table-column">
      <style:table-column-properties style:column-width="3.307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'%10.5f' % simulated_unit&gt;</text:placeholder></text:span><text:span text:style-name="T43"> </text:span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35:06.746460527</dc:date>
    <meta:editing-duration>P7DT20H56M2S</meta:editing-duration>
    <meta:editing-cycles>879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9" meta:character-count="2109" meta:non-whitespace-character-count="1910"/>
    <meta:user-defined meta:name="Info 1"/>
    <meta:user-defined meta:name="Info 2"/>
    <meta:user-defined meta:name="Info 3"/>
    <meta:user-defined meta:name="Info 4"/>
  </office:meta>
</office:document-meta>
</file>